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rImpl.getNodeType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Impl.SelectorImpl( NamePathResolver resolver , Name nodeTypeName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rImpl.get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Impl.get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